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 うろつき童子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9">
          <table:table-cell table:style-name="ce21" office:value-type="float" office:value="32263">
            <text:p>1988-04-30</text:p>
          </table:table-cell>
          <table:table-cell table:style-name="ce22" office:value-type="string">
            <text:p>CLASSICAL SEX-ZONE1 学園源氏物語 -はだかのげんちゃん-</text:p>
          </table:table-cell>
        </table:table-row>
        <table:table-row table:style-name="ro3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　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4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3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 [從缺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8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6・未来篇 1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7・未来篇 2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8・未来篇 3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[從缺</text:p>
          </table:table-cell>
        </table:table-row>
        <table:table-row table:style-name="ro8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9・未来篇 4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10・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11・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3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0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 1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0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 2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12・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ヴィジョナリィ By 遊人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8">
          <table:table-cell table:style-name="ce21" office:value-type="float" office:value="35013">
            <text:p>1995-11-10</text:p>
          </table:table-cell>
          <table:table-cell table:style-name="ce22" office:value-type="string">
            <text:p>超神伝説うろつき童子13・放浪篇 邪淫姦全版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4">
          <table:table-cell table:style-name="ce21" office:value-type="float" office:value="35154">
            <text:p>1996-03-30</text:p>
          </table:table-cell>
          <table:table-cell table:style-name="ce22" office:value-type="string">
            <text:p>超神伝説うろつき童子14 ・狂王篇 劇場版V2 狂殺魔獣伝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4">
          <table:table-cell table:style-name="ce21" office:value-type="float" office:value="36161">
            <text:p>1999-01-01</text:p>
          </table:table-cell>
          <table:table-cell table:style-name="ce22" office:value-type="string">
            <text:p>真・超神伝説うろつき童子17・魔胎伝 インターナショナル完全版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18・未来篇 ディレクターズ・エディション</text:p>
          </table:table-cell>
        </table:table-row>
        <table:table-row table:style-name="ro8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・16 オリジナル劇場公開版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</text:p>
          </table:table-cell>
          <table:table-cell table:style-name="ce22" office:value-type="string">
            <text:p>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number-rows-repeated="1" table:style-name="ro1"/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